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P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P4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P5" style:parent-style-name="Normal" style:family="paragraph">
      <style:paragraph-properties fo:margin-top="0.0694in" fo:margin-bottom="0.0694in" fo:line-height="100%"/>
    </style:style>
    <style:style style:name="T6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8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0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1" style:parent-style-name="Normal" style:family="paragraph">
      <style:paragraph-properties fo:margin-top="0.0694in" fo:margin-bottom="0.0694in" fo:line-height="100%"/>
    </style:style>
    <style:style style:name="T12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4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6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ableColumn18" style:family="table-column">
      <style:table-column-properties style:column-width="1.1152in"/>
    </style:style>
    <style:style style:name="TableColumn19" style:family="table-column">
      <style:table-column-properties style:column-width="1.6756in"/>
    </style:style>
    <style:style style:name="TableColumn20" style:family="table-column">
      <style:table-column-properties style:column-width="1.6381in"/>
    </style:style>
    <style:style style:name="TableColumn21" style:family="table-column">
      <style:table-column-properties style:column-width="1.8319in"/>
    </style:style>
    <style:style style:name="Table17" style:family="table">
      <style:table-properties style:width="6.2611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-top="0.0069in solid #000000" fo:border-left="0.0069in solid #000000" fo:border-bottom="none" fo:border-right="0.0069in solid #000000" fo:background-color="#53DDEB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ableCell25" style:family="table-cell">
      <style:table-cell-properties fo:border-top="0.0069in solid #000000" fo:border-left="none" fo:border-bottom="none" fo:border-right="none" fo:background-color="#CC60C4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ableCell27" style:family="table-cell">
      <style:table-cell-properties fo:border-top="0.0069in solid #000000" fo:border-left="0.0069in solid #000000" fo:border-bottom="none" fo:border-right="0.0069in solid #000000" fo:background-color="#92D050" style:writing-mode="lr-tb" style:vertical-align="middle" fo:padding-top="0.0104in" fo:padding-left="0.0104in" fo:padding-bottom="0.0104in" fo:padding-right="0.0104in"/>
    </style:style>
    <style:style style:name="P2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ableCell29" style:family="table-cell">
      <style:table-cell-properties fo:border-top="0.0069in solid #000000" fo:border-left="none" fo:border-bottom="none" fo:border-right="0.0069in solid #000000" fo:background-color="#FFC000" style:writing-mode="lr-tb" style:vertical-align="middle" fo:padding-top="0.0104in" fo:padding-left="0.0104in" fo:padding-bottom="0.0104in" fo:padding-right="0.0104in"/>
    </style:style>
    <style:style style:name="P3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fo:background-color="#53DDEB" style:writing-mode="lr-tb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ableCell34" style:family="table-cell">
      <style:table-cell-properties fo:border-top="0.0069in solid #000000" fo:border-left="none" fo:border-bottom="0.0069in solid #000000" fo:border-right="none" fo:background-color="#CC60C4" style:writing-mode="lr-tb" style:vertical-align="middle" fo:padding-top="0.0104in" fo:padding-left="0.0104in" fo:padding-bottom="0.0104in" fo:padding-right="0.0104in"/>
    </style:style>
    <style:style style:name="P3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ableCell36" style:family="table-cell">
      <style:table-cell-properties fo:border="0.0069in solid #000000" fo:background-color="#92D050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ableCell38" style:family="table-cell">
      <style:table-cell-properties fo:border-top="0.0069in solid #000000" fo:border-left="none" fo:border-bottom="0.0069in solid #000000" fo:border-right="0.0069in solid #000000" fo:background-color="#FFC000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4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41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P4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P43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44" style:parent-style-name="Normal" style:list-style-name="LFO1" style:family="paragraph">
      <style:paragraph-properties fo:margin-top="0.0694in" fo:margin-bottom="0.0694in" fo:line-height="100%"/>
    </style:style>
    <style:style style:name="T4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46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4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48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4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50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51" style:parent-style-name="Normal" style:list-style-name="LFO1" style:family="paragraph">
      <style:paragraph-properties fo:margin-top="0.0694in" fo:margin-bottom="0.0694in" fo:line-height="100%"/>
    </style:style>
    <style:style style:name="T52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5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54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5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56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57" style:parent-style-name="Normal" style:list-style-name="LFO1" style:family="paragraph">
      <style:paragraph-properties fo:margin-top="0.0694in" fo:margin-bottom="0.0694in" fo:line-height="100%"/>
    </style:style>
    <style:style style:name="T58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5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60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61" style:parent-style-name="Normal" style:list-style-name="LFO1" style:family="paragraph">
      <style:paragraph-properties fo:margin-top="0.0694in" fo:margin-bottom="0.0694in" fo:line-height="100%"/>
    </style:style>
    <style:style style:name="T6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63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64" style:parent-style-name="Normal" style:list-style-name="LFO1" style:family="paragraph">
      <style:paragraph-properties fo:margin-top="0.0694in" fo:margin-bottom="0.0694in" fo:line-height="100%"/>
    </style:style>
    <style:style style:name="T65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6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67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6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69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7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71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72" style:parent-style-name="Normal" style:list-style-name="LFO1" style:family="paragraph">
      <style:paragraph-properties fo:margin-top="0.0694in" fo:margin-bottom="0.0694in" fo:line-height="100%"/>
    </style:style>
    <style:style style:name="T73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7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75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76" style:parent-style-name="Normal" style:list-style-name="LFO1" style:family="paragraph">
      <style:paragraph-properties fo:margin-top="0.0694in" fo:margin-bottom="0.0694in" fo:line-height="100%"/>
    </style:style>
    <style:style style:name="T77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7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79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8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81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82" style:parent-style-name="Normal" style:list-style-name="LFO1" style:family="paragraph">
      <style:paragraph-properties fo:margin-top="0.0694in" fo:margin-bottom="0.0694in" fo:line-height="100%"/>
    </style:style>
    <style:style style:name="T83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8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85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8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8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P8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89" style:parent-style-name="Normal" style:list-style-name="LFO2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90" style:parent-style-name="Normal" style:list-style-name="LFO2" style:family="paragraph">
      <style:paragraph-properties fo:margin-top="0.0694in" fo:margin-bottom="0.0694in" fo:line-height="100%"/>
    </style:style>
    <style:style style:name="T91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9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93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9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95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96" style:parent-style-name="Normal" style:list-style-name="LFO2" style:family="paragraph">
      <style:paragraph-properties fo:margin-top="0.0694in" fo:margin-bottom="0.0694in" fo:line-height="100%"/>
    </style:style>
    <style:style style:name="T97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9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99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00" style:parent-style-name="Normal" style:list-style-name="LFO2" style:family="paragraph">
      <style:paragraph-properties fo:margin-top="0.0694in" fo:margin-bottom="0.0694in" fo:line-height="100%"/>
    </style:style>
    <style:style style:name="T101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0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03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04" style:parent-style-name="Normal" style:list-style-name="LFO2" style:family="paragraph">
      <style:paragraph-properties fo:margin-top="0.0694in" fo:margin-bottom="0.0694in" fo:line-height="100%"/>
    </style:style>
    <style:style style:name="T105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0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07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0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09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10" style:parent-style-name="Normal" style:list-style-name="LFO2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11" style:parent-style-name="Normal" style:list-style-name="LFO2" style:family="paragraph">
      <style:paragraph-properties fo:margin-top="0.0694in" fo:margin-bottom="0.0694in" fo:line-height="100%"/>
    </style:style>
    <style:style style:name="T112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1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14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15" style:parent-style-name="Normal" style:list-style-name="LFO2" style:family="paragraph">
      <style:paragraph-properties fo:margin-top="0.0694in" fo:margin-bottom="0.0694in" fo:line-height="100%"/>
    </style:style>
    <style:style style:name="T116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1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18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19" style:parent-style-name="Normal" style:list-style-name="LFO2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20" style:parent-style-name="Normal" style:list-style-name="LFO2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21" style:parent-style-name="Normal" style:list-style-name="LFO2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22" style:parent-style-name="Normal" style:list-style-name="LFO2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23" style:parent-style-name="Normal" style:list-style-name="LFO2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2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25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P126" style:parent-style-name="Normal" style:list-style-name="LFO3" style:family="paragraph">
      <style:paragraph-properties fo:margin-top="0.0694in" fo:margin-bottom="0.0694in" fo:line-height="100%"/>
    </style:style>
    <style:style style:name="T127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2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29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30" style:parent-style-name="Normal" style:list-style-name="LFO3" style:family="paragraph">
      <style:paragraph-properties fo:margin-top="0.0694in" fo:margin-bottom="0.0694in" fo:line-height="100%"/>
    </style:style>
    <style:style style:name="T131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3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33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34" style:parent-style-name="Normal" style:list-style-name="LFO3" style:family="paragraph">
      <style:paragraph-properties fo:margin-top="0.0694in" fo:margin-bottom="0.0694in" fo:line-height="100%"/>
    </style:style>
    <style:style style:name="T135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3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37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3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39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40" style:parent-style-name="Normal" style:list-style-name="LFO3" style:family="paragraph">
      <style:paragraph-properties fo:margin-top="0.0694in" fo:margin-bottom="0.0694in" fo:line-height="100%"/>
    </style:style>
    <style:style style:name="T141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4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43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4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45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46" style:parent-style-name="Normal" style:list-style-name="LFO3" style:family="paragraph">
      <style:paragraph-properties fo:margin-top="0.0694in" fo:margin-bottom="0.0694in" fo:line-height="100%"/>
    </style:style>
    <style:style style:name="T147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4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49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50" style:parent-style-name="Normal" style:list-style-name="LFO3" style:family="paragraph">
      <style:paragraph-properties fo:margin-top="0.0694in" fo:margin-bottom="0.0694in" fo:line-height="100%"/>
    </style:style>
    <style:style style:name="T151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5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53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5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55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5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5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P158" style:parent-style-name="Normal" style:list-style-name="LFO4" style:family="paragraph">
      <style:paragraph-properties fo:margin-top="0.0694in" fo:margin-bottom="0.0694in" fo:line-height="100%"/>
    </style:style>
    <style:style style:name="T159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6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61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62" style:parent-style-name="Normal" style:list-style-name="LFO4" style:family="paragraph">
      <style:paragraph-properties fo:margin-top="0.0694in" fo:margin-bottom="0.0694in" fo:line-height="100%"/>
    </style:style>
    <style:style style:name="T163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6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65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6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67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68" style:parent-style-name="Normal" style:list-style-name="LFO4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69" style:parent-style-name="Normal" style:list-style-name="LFO4" style:family="paragraph">
      <style:paragraph-properties fo:margin-top="0.0694in" fo:margin-bottom="0.0694in" fo:line-height="100%"/>
    </style:style>
    <style:style style:name="T170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7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72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73" style:parent-style-name="Normal" style:list-style-name="LFO4" style:family="paragraph">
      <style:paragraph-properties fo:margin-top="0.0694in" fo:margin-bottom="0.0694in" fo:line-height="100%"/>
    </style:style>
    <style:style style:name="T174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7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76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7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7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P17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80" style:parent-style-name="Normal" style:list-style-name="LFO5" style:family="paragraph">
      <style:paragraph-properties fo:margin-top="0.0694in" fo:margin-bottom="0.0694in" fo:line-height="100%"/>
    </style:style>
    <style:style style:name="T181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8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83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8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85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86" style:parent-style-name="Normal" style:list-style-name="LFO5" style:family="paragraph">
      <style:paragraph-properties fo:margin-top="0.0694in" fo:margin-bottom="0.0694in" fo:line-height="100%"/>
    </style:style>
    <style:style style:name="T18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88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89" style:parent-style-name="Normal" style:list-style-name="LFO5" style:family="paragraph">
      <style:paragraph-properties fo:margin-top="0.0694in" fo:margin-bottom="0.0694in" fo:line-height="100%"/>
    </style:style>
    <style:style style:name="T190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9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92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9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94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95" style:parent-style-name="Normal" style:list-style-name="LFO5" style:family="paragraph">
      <style:paragraph-properties fo:margin-top="0.0694in" fo:margin-bottom="0in" fo:line-height="100%"/>
    </style:style>
    <style:style style:name="T196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19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198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19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P200" style:parent-style-name="Normal" style:list-style-name="LFO6" style:family="paragraph">
      <style:paragraph-properties fo:margin-top="0.0694in" fo:margin-bottom="0.0694in" fo:line-height="100%"/>
    </style:style>
    <style:style style:name="T201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 style:language-asian="en" style:country-asian="GB"/>
    </style:style>
    <style:style style:name="P202" style:parent-style-name="Normal" style:list-style-name="LFO6" style:family="paragraph">
      <style:paragraph-properties fo:margin-top="0.0694in" fo:margin-bottom="0.0694in" fo:line-height="100%"/>
    </style:style>
    <style:style style:name="T203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 style:language-asian="en" style:country-asian="GB"/>
    </style:style>
    <style:style style:name="T204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205" style:parent-style-name="Normal" style:list-style-name="LFO6" style:family="paragraph">
      <style:paragraph-properties fo:margin-top="0.0694in" fo:margin-bottom="0.0694in" fo:line-height="100%"/>
    </style:style>
    <style:style style:name="T206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 style:language-asian="en" style:country-asian="GB"/>
    </style:style>
    <style:style style:name="P207" style:parent-style-name="Normal" style:list-style-name="LFO6" style:family="paragraph">
      <style:paragraph-properties fo:margin-top="0.0694in" fo:margin-bottom="0.0694in" fo:line-height="100%"/>
    </style:style>
    <style:style style:name="T208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 style:language-asian="en" style:country-asian="GB"/>
    </style:style>
    <style:style style:name="P209" style:parent-style-name="Normal" style:list-style-name="LFO6" style:family="paragraph">
      <style:paragraph-properties fo:margin-top="0.0694in" fo:margin-bottom="0.0694in" fo:line-height="100%"/>
    </style:style>
    <style:style style:name="T210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 style:language-asian="en" style:country-asian="GB"/>
    </style:style>
    <style:style style:name="P211" style:parent-style-name="Normal" style:family="paragraph">
      <style:paragraph-properties fo:margin-top="0.0694in"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212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P213" style:parent-style-name="Normal" style:family="paragraph">
      <style:paragraph-properties fo:margin-top="0.0694in" fo:margin-bottom="0.0694in" fo:line-height="100%"/>
    </style:style>
    <style:style style:name="T214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21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language-asian="en" style:country-asian="GB"/>
    </style:style>
    <style:style style:name="T216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T217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21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21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22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22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22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22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P224" style:parent-style-name="Normal" style:family="paragraph">
      <style:paragraph-properties fo:margin-top="0.0694in" fo:margin-bottom="0.0694in" fo:line-height="100%"/>
    </style:style>
    <style:style style:name="T22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226" style:parent-style-name="Normal" style:list-style-name="LFO7" style:family="paragraph">
      <style:paragraph-properties fo:margin-top="0.0694in" fo:margin-bottom="0.0694in" fo:line-height="100%"/>
    </style:style>
    <style:style style:name="T22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2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229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en" style:country-asian="GB"/>
    </style:style>
    <style:style style:name="T2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231" style:parent-style-name="Normal" style:family="paragraph">
      <style:paragraph-properties fo:margin-top="0.0694in" fo:margin-bottom="0.0694in" fo:line-height="100%"/>
    </style:style>
    <style:style style:name="T23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2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234" style:parent-style-name="DefaultParagraphFont" style:family="text">
      <style:text-properties style:font-name="Segoe UI Symbol" style:font-name-asian="Times New Roman" style:font-name-complex="Segoe UI Symbol" fo:font-size="12pt" style:font-size-asian="12pt" style:font-size-complex="12pt" style:language-asian="en" style:country-asian="GB"/>
    </style:style>
    <style:style style:name="T2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23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23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23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2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24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P241" style:parent-style-name="Normal" style:family="paragraph">
      <style:paragraph-properties fo:margin-top="0.0694in" fo:margin-bottom="0.0694in" fo:line-height="100%"/>
    </style:style>
    <style:style style:name="T24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GB"/>
    </style:style>
    <style:style style:name="T2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2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24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T2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247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24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GB"/>
    </style:style>
    <style:style style:name="P249" style:parent-style-name="Normal" style:family="paragraph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Abacus Preschool</text:p>
      <text:p text:style-name="P2">Safeguarding Children Policy</text:p>
      <text:p text:style-name="P3">Missing Child</text:p>
      <text:p text:style-name="P4">Policy Statement</text:p>
      <text:p text:style-name="P5"><text:span text:style-name="T6">At<text:s/></text:span><text:span text:style-name="T7">Abacus Preschool</text:span><text:span text:style-name="T8">, the safety and wellbeing of every child is our highest priority — both<text:s/></text:span><text:span text:style-name="T9">on and off the premises</text:span><text:span text:style-name="T10">. Robust procedures are in place to ensure children are kept secure at all times, including thorough risk assessments, strict supervision, and controlled entry and exit systems.</text:span></text:p>
      <text:p text:style-name="P11"><text:span text:style-name="T12">In the unlikely event that a child goes missing, staff act immediately following the<text:s/></text:span><text:span text:style-name="T13">Abacus Preschool Missing Child Procedure</text:span><text:span text:style-name="T14"><text:s/>outlined below.</text:span></text:p>
      <text:p text:style-name="P15"/>
      <text:p text:style-name="P16">EYFS Key Themes and Commitments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header-rows>
          <table:table-row table:style-name="TableRow22">
            <table:table-cell table:style-name="TableCell23">
              <text:p text:style-name="P24">A Unique Child</text:p>
            </table:table-cell>
            <table:table-cell table:style-name="TableCell25">
              <text:p text:style-name="P26">Positive Relationships</text:p>
            </table:table-cell>
            <table:table-cell table:style-name="TableCell27">
              <text:p text:style-name="P28">Enabling Environments</text:p>
            </table:table-cell>
            <table:table-cell table:style-name="TableCell29">
              <text:p text:style-name="P30">Learning and Development</text:p>
            </table:table-cell>
          </table:table-row>
        </table:table-header-rows>
        <table:table-row table:style-name="TableRow31">
          <table:table-cell table:style-name="TableCell32">
            <text:p text:style-name="P33">1.3 Keeping Safe</text:p>
          </table:table-cell>
          <table:table-cell table:style-name="TableCell34">
            <text:p text:style-name="P35">1.4 Health and Well-being</text:p>
          </table:table-cell>
          <table:table-cell table:style-name="TableCell36">
            <text:p text:style-name="P37">2.2 Parents as Partners</text:p>
          </table:table-cell>
          <table:table-cell table:style-name="TableCell38">
            <text:p text:style-name="P39">3.4 The Wider Context</text:p>
          </table:table-cell>
        </table:table-row>
      </table:table>
      <text:p text:style-name="P40"/>
      <text:p text:style-name="P41">Procedures</text:p>
      <text:p text:style-name="P42">1. Child Missing on the Premises</text:p>
      <text:p text:style-name="P43">If a child is found to be missing from the premises:</text:p>
      <text:list text:style-name="LFO1" text:continue-numbering="true">
        <text:list-item>
          <text:p text:style-name="P44"><text:span text:style-name="T45">Immediate Action</text:span><text:span text:style-name="T46"><text:s/>– As soon as a child is noticed missing, the<text:s/></text:span><text:span text:style-name="T47">key person or staff member</text:span><text:span text:style-name="T48"><text:s/>alerts the<text:s/></text:span><text:span text:style-name="T49">Preschool Manager</text:span><text:span text:style-name="T50">.</text:span></text:p>
        </text:list-item>
        <text:list-item>
          <text:p text:style-name="P51"><text:span text:style-name="T52">The<text:s/></text:span><text:span text:style-name="T53">Manager</text:span><text:span text:style-name="T54"><text:s/>conducts a<text:s/></text:span><text:span text:style-name="T55">thorough search</text:span><text:span text:style-name="T56"><text:s/>of all indoor and outdoor areas, including toilets, storage areas, and the garden.</text:span></text:p>
        </text:list-item>
        <text:list-item>
          <text:p text:style-name="P57"><text:span text:style-name="T58">The<text:s/></text:span><text:span text:style-name="T59">register</text:span><text:span text:style-name="T60"><text:s/>is checked to ensure no other child is missing.</text:span></text:p>
        </text:list-item>
        <text:list-item>
          <text:p text:style-name="P61"><text:span text:style-name="T62">Doors and gates</text:span><text:span text:style-name="T63"><text:s/>are checked to identify any possible breach of security or point of exit.</text:span></text:p>
        </text:list-item>
        <text:list-item>
          <text:p text:style-name="P64"><text:span text:style-name="T65">If the child is<text:s/></text:span><text:span text:style-name="T66">not found within minutes</text:span><text:span text:style-name="T67">, the<text:s/></text:span><text:span text:style-name="T68">Manager contacts the child’s parent/carer</text:span><text:span text:style-name="T69"><text:s/>and immediately<text:s/></text:span><text:span text:style-name="T70">calls the police</text:span><text:span text:style-name="T71">.</text:span></text:p>
        </text:list-item>
        <text:list-item>
          <text:p text:style-name="P72"><text:span text:style-name="T73">The<text:s/></text:span><text:span text:style-name="T74">time and circumstances</text:span><text:span text:style-name="T75"><text:s/>of when and where the child was last seen are recorded in detail.</text:span></text:p>
        </text:list-item>
        <text:list-item>
          <text:p text:style-name="P76"><text:span text:style-name="T77">The Manager reports the incident to the<text:s/></text:span><text:span text:style-name="T78">Local Authority Designated Officer (LADO)</text:span><text:span text:style-name="T79"><text:s/>and<text:s/></text:span><text:span text:style-name="T80">Ofsted</text:span><text:span text:style-name="T81"><text:s/>in accordance with safeguarding and reporting requirements.</text:span></text:p>
        </text:list-item>
        <text:list-item>
          <text:p text:style-name="P82"><text:span text:style-name="T83">The<text:s/></text:span><text:span text:style-name="T84">incident is logged</text:span><text:span text:style-name="T85"><text:s/>and a full investigation is initiated by the Manager.</text:span></text:p>
        </text:list-item>
      </text:list>
      <text:p text:style-name="P86"/>
      <text:p text:style-name="P87">2. Child Missing During an Outing</text:p>
      <text:p text:style-name="P88">If a child goes missing while on an outing:</text:p>
      <text:list text:style-name="LFO2" text:continue-numbering="true">
        <text:list-item>
          <text:p text:style-name="P89">The staff member responsible immediately alerts other adults in the group.</text:p>
        </text:list-item>
        <text:list-item>
          <text:p text:style-name="P90"><text:span text:style-name="T91">Children are gathered and asked to stand with their<text:s/></text:span><text:span text:style-name="T92">designated person</text:span><text:span text:style-name="T93">, and a<text:s/></text:span><text:span text:style-name="T94">headcount</text:span><text:span text:style-name="T95"><text:s/>is carried out.</text:span></text:p>
        </text:list-item>
        <text:list-item>
          <text:p text:style-name="P96"><text:span text:style-name="T97">One staff member<text:s/></text:span><text:span text:style-name="T98">searches the immediate area</text:span><text:span text:style-name="T99">, while the others remain with the group.</text:span></text:p>
        </text:list-item>
        <text:list-item>
          <text:p text:style-name="P100"><text:span text:style-name="T101">The<text:s/></text:span><text:span text:style-name="T102">Preschool Manager</text:span><text:span text:style-name="T103"><text:s/>is contacted immediately and informed of the situation.</text:span></text:p>
        </text:list-item>
        <text:list-item>
          <text:p text:style-name="P104"><text:span text:style-name="T105">The Manager contacts the<text:s/></text:span><text:span text:style-name="T106">police</text:span><text:span text:style-name="T107"><text:s/>to report the missing child and then informs the<text:s/></text:span><text:span text:style-name="T108">parent/carer</text:span><text:span text:style-name="T109">.</text:span></text:p>
        </text:list-item>
        <text:list-item>
          <text:p text:style-name="P110">Staff remain calm and reassure the other children, avoiding causing alarm or distress.</text:p>
        </text:list-item>
        <text:list-item>
          <text:p text:style-name="P111"><text:span text:style-name="T112">Where appropriate (e.g., in a public venue), staff contact<text:s/></text:span><text:span text:style-name="T113">venue security</text:span><text:span text:style-name="T114"><text:s/>to assist in the search.</text:span></text:p>
        </text:list-item>
        <text:list-item>
          <text:p text:style-name="P115"><text:span text:style-name="T116">The<text:s/></text:span><text:span text:style-name="T117">remaining children</text:span><text:span text:style-name="T118"><text:s/>are safely returned to the preschool by other staff members.</text:span></text:p>
        </text:list-item>
        <text:list-item>
          <text:p text:style-name="P119">The Manager ensures all details are recorded, including:</text:p>
          <text:list text:continue-numbering="true">
            <text:list-item>
              <text:p text:style-name="P120">The time and place the child was last seen.</text:p>
            </text:list-item>
            <text:list-item>
              <text:p text:style-name="P121">Which staff and children were present.</text:p>
            </text:list-item>
            <text:list-item>
              <text:p text:style-name="P122">Any circumstances leading up to the disappearance.</text:p>
            </text:list-item>
            <text:list-item>
              <text:p text:style-name="P123">The time the child was reported missing.</text:p>
            </text:list-item>
          </text:list>
        </text:list-item>
      </text:list>
      <text:p text:style-name="P124"/>
      <text:p text:style-name="P125">3. Reporting and Investigation</text:p>
      <text:list text:style-name="LFO3" text:continue-numbering="true">
        <text:list-item>
          <text:p text:style-name="P126"><text:span text:style-name="T127">The<text:s/></text:span><text:span text:style-name="T128">Preschool Manager</text:span><text:span text:style-name="T129"><text:s/>leads the initial response and records all details.</text:span></text:p>
        </text:list-item>
        <text:list-item>
          <text:p text:style-name="P130"><text:span text:style-name="T131">A<text:s/></text:span><text:span text:style-name="T132">full written report</text:span><text:span text:style-name="T133"><text:s/>is produced once the child is found, outlining events, actions taken, and lessons learned.</text:span></text:p>
        </text:list-item>
        <text:list-item>
          <text:p text:style-name="P134"><text:span text:style-name="T135">If necessary, the incident will be reported under<text:s/></text:span><text:span text:style-name="T136">RIDDOR</text:span><text:span text:style-name="T137"><text:s/>(Reporting of Injuries, Diseases and Dangerous Occurrences Regulations) and to the<text:s/></text:span><text:span text:style-name="T138">local authority Health and Safety Officer</text:span><text:span text:style-name="T139">.</text:span></text:p>
        </text:list-item>
        <text:list-item>
          <text:p text:style-name="P140"><text:span text:style-name="T141">If the situation indicates a<text:s/></text:span><text:span text:style-name="T142">safeguarding concern</text:span><text:span text:style-name="T143">,<text:s/></text:span><text:span text:style-name="T144">Children’s Social Care</text:span><text:span text:style-name="T145"><text:s/>will be informed immediately.</text:span></text:p>
        </text:list-item>
        <text:list-item>
          <text:p text:style-name="P146"><text:span text:style-name="T147">If a<text:s/></text:span><text:span text:style-name="T148">police investigation</text:span><text:span text:style-name="T149"><text:s/>occurs, all staff will fully cooperate.</text:span></text:p>
        </text:list-item>
        <text:list-item>
          <text:p text:style-name="P150"><text:span text:style-name="T151">The<text:s/></text:span><text:span text:style-name="T152">insurance provider</text:span><text:span text:style-name="T153"><text:s/>and<text:s/></text:span><text:span text:style-name="T154">Ofsted</text:span><text:span text:style-name="T155"><text:s/>are notified.</text:span></text:p>
        </text:list-item>
      </text:list>
      <text:p text:style-name="P156"/>
      <text:p text:style-name="P157">4. Support and Communication</text:p>
      <text:list text:style-name="LFO4" text:continue-numbering="true">
        <text:list-item>
          <text:p text:style-name="P158"><text:span text:style-name="T159">The<text:s/></text:span><text:span text:style-name="T160">Manager</text:span><text:span text:style-name="T161"><text:s/>provides support to staff involved, ensuring they are treated fairly and compassionately throughout any investigation.</text:span></text:p>
        </text:list-item>
        <text:list-item>
          <text:p text:style-name="P162"><text:span text:style-name="T163">Parents will be kept fully informed at all stages by the<text:s/></text:span><text:span text:style-name="T164">Manager</text:span><text:span text:style-name="T165">. Meetings with parents will always include at least two members of staff, one being the<text:s/></text:span><text:span text:style-name="T166">Preschool Manager</text:span><text:span text:style-name="T167">.</text:span></text:p>
        </text:list-item>
        <text:list-item>
          <text:p text:style-name="P168">Staff must remain professional and not discuss the incident with anyone outside the preschool (including the press or social media).</text:p>
        </text:list-item>
        <text:list-item>
          <text:p text:style-name="P169"><text:span text:style-name="T170">The<text:s/></text:span><text:span text:style-name="T171">wellbeing of all children</text:span><text:span text:style-name="T172"><text:s/>in the setting remains a priority — staff reassure them and avoid discussing details of the incident in their presence.</text:span></text:p>
        </text:list-item>
        <text:list-item>
          <text:p text:style-name="P173"><text:span text:style-name="T174">Where appropriate, staff and parents may be offered access to<text:s/></text:span><text:span text:style-name="T175">support or counselling</text:span><text:span text:style-name="T176">.</text:span></text:p>
        </text:list-item>
      </text:list>
      <text:p text:style-name="P177"/>
      <text:p text:style-name="P178">5. Preventative Measures</text:p>
      <text:p text:style-name="P179">To minimise the risk of a missing child incident:</text:p>
      <text:list text:style-name="LFO5" text:continue-numbering="true">
        <text:list-item>
          <text:p text:style-name="P180"><text:span text:style-name="T181">Daily<text:s/></text:span><text:span text:style-name="T182">registers</text:span><text:span text:style-name="T183"><text:s/>and<text:s/></text:span><text:span text:style-name="T184">headcounts</text:span><text:span text:style-name="T185"><text:s/>are completed and updated throughout each session.</text:span></text:p>
        </text:list-item>
        <text:list-item>
          <text:p text:style-name="P186"><text:span text:style-name="T187">Doors and gates</text:span><text:span text:style-name="T188"><text:s/>remain locked and monitored during sessions (see Policy 1.32: Maintaining Safety and Security on Premises).</text:span></text:p>
        </text:list-item>
        <text:list-item>
          <text:p text:style-name="P189"><text:span text:style-name="T190">All outings follow the<text:s/></text:span><text:span text:style-name="T191">Outings and Visits Policy<text:s/></text:span><text:span text:style-name="T192">and include thorough<text:s/></text:span><text:span text:style-name="T193">risk assessments</text:span><text:span text:style-name="T194">.</text:span></text:p>
        </text:list-item>
        <text:list-item>
          <text:p text:style-name="P195"><text:span text:style-name="T196">Staff are trained in<text:s/></text:span><text:span text:style-name="T197">safeguarding, supervision, and emergency response</text:span><text:span text:style-name="T198"><text:s/>procedures.</text:span></text:p>
        </text:list-item>
      </text:list>
      <text:p text:style-name="P199">Reference Materials</text:p>
      <text:list text:style-name="LFO6" text:continue-numbering="true">
        <text:list-item>
          <text:p text:style-name="P200"><text:span text:style-name="T201">Statutory Framework for the Early Years Foundation Stage (EYFS)</text:span></text:p>
        </text:list-item>
        <text:list-item>
          <text:p text:style-name="P202"><text:span text:style-name="T203">Risk Management in Early Years Settings</text:span><text:span text:style-name="T204"><text:s/>(2007)</text:span></text:p>
        </text:list-item>
        <text:list-item>
          <text:p text:style-name="P205"><text:span text:style-name="T206">Reporting of Accidents and Incidents Policy (RIDDOR)</text:span></text:p>
        </text:list-item>
        <text:list-item>
          <text:p text:style-name="P207"><text:span text:style-name="T208">Abacus Preschool 1.31 Outings and Visits Policy</text:span></text:p>
        </text:list-item>
        <text:list-item>
          <text:p text:style-name="P209"><text:span text:style-name="T210">Abacus Preschool 1.32 Maintaining Safety and Security Policy</text:span></text:p>
        </text:list-item>
      </text:list>
      <text:p text:style-name="P211"/>
      <text:p text:style-name="P212">Policy Review</text:p>
      <text:p text:style-name="P213"><text:span text:style-name="T214">This policy was adopted at a meeting of:<text:s/></text:span><text:span text:style-name="T215">Abacus Preschool</text:span><text:span text:style-name="T216"><text:line-break/>Held on: _________________________</text:span><text:span text:style-name="T217"><text:line-break/>Date to be reviewed: _________________________</text:span></text:p>
      <text:p text:style-name="P218"/>
      <text:p text:style-name="P219"/>
      <text:p text:style-name="P220"/>
      <text:p text:style-name="P221"/>
      <text:p text:style-name="P222"/>
      <text:p text:style-name="P223">RIDDOR Contact Details</text:p>
      <text:p text:style-name="P224"><text:span text:style-name="T225">Reporting serious incidents, injuries, or dangerous occurrences:</text:span></text:p>
      <text:list text:style-name="LFO7" text:continue-numbering="true">
        <text:list-item>
          <text:p text:style-name="P226"><text:span text:style-name="T227">Online (preferred method):</text:span><text:span text:style-name="T228"><text:s/></text:span><text:a xlink:href="https://www.hse.gov.uk/riddor/" office:target-frame-name="_new" xlink:show="replace"><text:span text:style-name="T229">https://www.hse.gov.uk/riddor/</text:span></text:a><text:span text:style-name="T230"><text:line-break/>(Use the online forms for all reportable incidents.)</text:span></text:p>
        </text:list-item>
      </text:list>
      <text:p text:style-name="P231"><text:span text:style-name="T232">Telephone (for fatal or major incidents only):</text:span><text:span text:style-name="T233"><text:line-break/></text:span><text:span text:style-name="T234">📞</text:span><text:span text:style-name="T235"><text:s/></text:span><text:span text:style-name="T236">0845 300 9923</text:span><text:span text:style-name="T237"><text:line-break/></text:span><text:span text:style-name="T238">Opening hours:</text:span><text:span text:style-name="T239"><text:s/>Monday to Friday,<text:s/></text:span><text:span text:style-name="T240">8:30am – 5:00pm</text:span></text:p>
      <text:p text:style-name="P241"><text:span text:style-name="T242">HSE Contact Centre Address:</text:span><text:span text:style-name="T243"><text:line-break/>HSE Incident Contact Centre</text:span><text:span text:style-name="T244"><text:line-break/>Caerphilly Business Park</text:span><text:span text:style-name="T245"><text:line-break/>Caerphilly</text:span><text:span text:style-name="T246"><text:line-break/>CF83 3GG</text:span></text:p>
      <text:p text:style-name="P247"/>
      <text:p text:style-name="P248"/>
      <text:p text:style-name="P2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account</meta:initial-creator>
    <dc:creator>Microsoft account</dc:creator>
    <meta:creation-date>2025-11-01T10:07:00Z</meta:creation-date>
    <dc:date>2025-11-01T10:32:00Z</dc:date>
    <meta:template xlink:href="Normal" xlink:type="simple"/>
    <meta:editing-cycles>1</meta:editing-cycles>
    <meta:editing-duration>PT1500S</meta:editing-duration>
    <meta:document-statistic meta:page-count="4" meta:paragraph-count="10" meta:word-count="802" meta:character-count="5365" meta:row-count="38" meta:non-whitespace-character-count="4573"/>
  </office:meta>
</office:document-meta>
</file>